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e3d3" draw:textarea-horizontal-align="justify" draw:textarea-vertical-align="middle" draw:auto-grow-height="false" fo:min-height="6.862cm" fo:min-width="11.565cm"/>
    </style:style>
    <style:style style:name="gr2" style:family="graphic" style:parent-style-name="standard">
      <style:graphic-properties draw:stroke="none" draw:fill-color="#fcd4d1" draw:textarea-horizontal-align="justify" draw:textarea-vertical-align="middle" draw:auto-grow-height="false" fo:min-height="2.163cm" fo:min-width="4.961cm"/>
    </style:style>
    <style:style style:name="gr3" style:family="graphic" style:parent-style-name="standard">
      <style:graphic-properties draw:stroke="none" draw:fill-color="#fcd4d1" draw:textarea-horizontal-align="justify" draw:textarea-vertical-align="middle" draw:auto-grow-height="false" fo:min-height="1.782cm" fo:min-width="2.802cm"/>
    </style:style>
    <style:style style:name="gr4" style:family="graphic" style:parent-style-name="standard">
      <style:graphic-properties draw:stroke="none" draw:fill-color="#adc5e7" draw:textarea-horizontal-align="justify" draw:textarea-vertical-align="middle" draw:auto-grow-height="false" fo:min-height="2.624cm" fo:min-width="2.465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fcd4d1" draw:textarea-horizontal-align="justify" draw:textarea-vertical-align="middle" draw:auto-grow-height="false" fo:min-height="1.909cm" fo:min-width="3.31cm"/>
    </style:style>
    <style:style style:name="gr7" style:family="graphic" style:parent-style-name="standard">
      <style:graphic-properties draw:stroke="none" draw:fill-color="#bcaed5" draw:textarea-horizontal-align="justify" draw:textarea-vertical-align="middle" draw:auto-grow-height="false" fo:min-height="1.782cm" fo:min-width="2.802cm"/>
    </style:style>
    <style:style style:name="gr8" style:family="graphic" style:parent-style-name="standard">
      <style:graphic-properties draw:stroke="none" draw:fill-color="#fff9ae" draw:textarea-horizontal-align="justify" draw:textarea-vertical-align="middle" draw:auto-grow-height="false" fo:min-height="2.926cm" fo:min-width="2.612cm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</style:style>
    <style:style style:name="P3" style:family="paragraph">
      <loext:graphic-properties draw:fill-color="#fcd4d1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fff9a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65cm" svg:height="7.112cm" svg:x="2.384cm" svg:y="3.097cm">
          <text:p text:style-name="P1">Master breakag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461cm" svg:height="2.413cm" svg:x="2.892cm" svg:y="11.776cm">
          <text:p text:style-name="P1">master breakage</text:p>
          <text:p text:style-name="P1">starting commi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302cm" svg:height="2.032cm" svg:x="11.379cm" svg:y="11.966cm">
          <text:p text:style-name="P1">Pull</text:p>
          <text:p text:style-name="P1">reques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191cm" svg:height="4.064cm" svg:x="7.21cm" svg:y="15.141cm">
          <text:p text:style-name="P1">Extract</text:p>
          <text:p text:style-name="P1">PR # from</text:p>
          <text:p text:style-name="P1">commit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3.302cm" svg:height="2.032cm" svg:x="18.788cm" svg:y="11.966cm">
          <text:p text:style-name="P1">PR final</text:p>
          <text:p text:style-name="P1">commit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191cm" svg:height="4.064cm" svg:x="14.386cm" svg:y="15.141cm">
          <text:p text:style-name="P1">Determine</text:p>
          <text:p text:style-name="P1">HEAD commit</text:p>
          <text:p text:style-name="P1">from 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5.622cm" svg:y1="14.189cm" svg:x2="7.21cm" svg:y2="17.173cm" draw:start-shape="id1" draw:start-glue-point="2" draw:end-shape="id2" draw:end-glue-point="6" svg:d="M5622 14189v2984h1588" svg:viewBox="0 0 1589 2985">
          <text:p/>
        </draw:connector>
        <draw:connector draw:style-name="gr5" draw:text-style-name="P5" draw:layer="layout" svg:x1="9.306cm" svg:y1="15.141cm" svg:x2="11.379cm" svg:y2="12.982cm" draw:start-shape="id2" draw:start-glue-point="4" draw:end-shape="id3" draw:end-glue-point="3" svg:d="M9306 15141v-2159h2073" svg:viewBox="0 0 2074 2160">
          <text:p/>
        </draw:connector>
        <draw:connector draw:style-name="gr5" draw:text-style-name="P5" draw:layer="layout" svg:x1="13.03cm" svg:y1="13.998cm" svg:x2="14.386cm" svg:y2="17.173cm" draw:start-shape="id3" draw:start-glue-point="2" draw:end-shape="id4" draw:end-glue-point="6" svg:d="M13030 13998v3175h1356" svg:viewBox="0 0 1357 3176">
          <text:p/>
        </draw:connector>
        <draw:connector draw:style-name="gr5" draw:text-style-name="P5" draw:layer="layout" svg:x1="16.482cm" svg:y1="15.141cm" svg:x2="18.788cm" svg:y2="12.982cm" draw:start-shape="id4" draw:start-glue-point="4" draw:end-shape="id5" draw:end-glue-point="3" svg:d="M16482 15141v-2159h2306" svg:viewBox="0 0 2307 2160">
          <text:p/>
        </draw:connector>
        <draw:custom-shape draw:style-name="gr6" draw:text-style-name="P3" xml:id="id7" draw:id="id7" draw:layer="layout" svg:width="3.81cm" svg:height="2.159cm" svg:x="25.942cm" svg:y="11.903cm">
          <text:p text:style-name="P1">Latest PR</text:p>
          <text:p text:style-name="P1">failed builds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191cm" svg:height="4.064cm" svg:x="21.561cm" svg:y="15.141cm">
          <text:p text:style-name="P1">Retrieve</text:p>
          <text:p text:style-name="P1">builds list</text:p>
          <text:p text:style-name="P1">for 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0.439cm" svg:y1="13.998cm" svg:x2="21.561cm" svg:y2="17.173cm" draw:start-shape="id5" draw:start-glue-point="2" draw:end-shape="id6" draw:end-glue-point="6" svg:d="M20439 13998v3175h1122" svg:viewBox="0 0 1123 3176">
          <text:p/>
        </draw:connector>
        <draw:connector draw:style-name="gr5" draw:text-style-name="P5" draw:layer="layout" svg:x1="23.657cm" svg:y1="15.141cm" svg:x2="25.942cm" svg:y2="12.982cm" draw:start-shape="id6" draw:start-glue-point="4" draw:end-shape="id7" draw:end-glue-point="3" svg:d="M23657 15141v-2159h2285" svg:viewBox="0 0 2286 2160">
          <text:p/>
        </draw:connector>
        <draw:custom-shape draw:style-name="gr7" draw:text-style-name="P6" xml:id="id8" draw:id="id8" draw:layer="layout" svg:width="3.302cm" svg:height="2.032cm" svg:x="3.971cm" svg:y="5.891cm">
          <text:p text:style-name="P1">commit</text:p>
          <text:p text:style-name="P1">range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302cm" svg:height="2.032cm" svg:x="8.48cm" svg:y="5.891cm">
          <text:p text:style-name="P1">affected</text:p>
          <text:p text:style-name="P1">job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622cm" svg:y1="7.923cm" svg:x2="5.622cm" svg:y2="11.776cm" draw:start-shape="id8" draw:start-glue-point="2" draw:end-shape="id1" draw:end-glue-point="0" svg:d="M5622 7923v3853" svg:viewBox="0 0 1 3854">
          <text:p/>
        </draw:connector>
        <draw:custom-shape draw:style-name="gr8" draw:text-style-name="P7" xml:id="id11" draw:id="id11" draw:layer="layout" svg:width="6.223cm" svg:height="6.35cm" svg:x="32.356cm" svg:y="3.732cm">
          <text:p text:style-name="P1">Broken jobs</text:p>
          <text:p text:style-name="P1">in master were</text:p>
          <text:p text:style-name="P1">also broken</text:p>
          <text:p text:style-name="P1">in P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27.847cm" svg:y1="11.903cm" svg:x2="27.848cm" svg:y2="8.939cm" draw:start-shape="id7" draw:start-glue-point="0" draw:end-shape="id9" draw:end-glue-point="8" svg:d="M27847 11903v-1482h1v-1482" svg:viewBox="0 0 2 2965">
          <text:p/>
        </draw:connector>
        <draw:connector draw:style-name="gr5" draw:text-style-name="P5" draw:layer="layout" svg:x1="11.782cm" svg:y1="6.907cm" svg:x2="25.752cm" svg:y2="6.907cm" draw:start-shape="id10" draw:start-glue-point="1" draw:end-shape="id9" svg:d="M11782 6907h13970" svg:viewBox="0 0 13971 1">
          <text:p/>
        </draw:connector>
        <draw:custom-shape draw:style-name="gr4" draw:text-style-name="P4" xml:id="id9" draw:id="id9" draw:layer="layout" svg:width="4.191cm" svg:height="4.064cm" svg:x="25.752cm" svg:y="4.875cm">
          <text:p text:style-name="P1">Check for</text:p>
          <text:p text:style-name="P1">overlapping</text:p>
          <text:p text:style-name="P1">jobs l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9.943cm" svg:y1="6.907cm" svg:x2="32.356cm" svg:y2="6.907cm" draw:start-shape="id9" draw:start-glue-point="10" draw:end-shape="id11" svg:d="M29943 6907h2413" svg:viewBox="0 0 241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9cm" fo:margin-bottom="0cm" fo:margin-left="0.098cm" fo:margin-right="0cm" fo:page-width="50.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7:16:05.815989584</meta:creation-date>
    <dc:date>2019-08-17T17:35:52.488207796</dc:date>
    <meta:editing-duration>PT9M35S</meta:editing-duration>
    <meta:editing-cycles>2</meta:editing-cycles>
    <meta:generator>LibreOffice/6.0.7.3$Linux_X86_64 LibreOffice_project/00m0$Build-3</meta:generator>
    <meta:document-statistic meta:object-count="22"/>
  </office:meta>
</office:document-meta>
</file>